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T1" style:family="text"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an nieba, Pan świata</text:span><text:span text:style-name="T1"><text:line-break/></text:span><text:span text:style-name="T1">Pan wszystkiego co żyje.</text:span><text:span text:style-name="T1"><text:line-break/></text:span><text:span text:style-name="T1">Pan nieba, Pan świata</text:span><text:span text:style-name="T1"><text:line-break/></text:span><text:span text:style-name="T1">Pan wszystkiego co wydarzy się.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7-01-02T18:59:40</meta:creation-date>
    <dc:creator>Woda Życia</dc:creator>
    <dc:date>2015-03-16T20:02:23.58</dc:date>
    <dc:language>pl-PL</dc:language>
    <meta:editing-cycles>11</meta:editing-cycles>
    <meta:editing-duration>PT15M27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